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.0398in" fo:margin-bottom="0.0398in" loext:contextual-spacing="false" fo:line-height="200%"/>
      <style:text-properties officeooo:rsid="001f56cd" officeooo:paragraph-rsid="001f56cd"/>
    </style:style>
    <style:style style:name="T1" style:family="text">
      <style:text-properties officeooo:rsid="0021bcd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56176066" text:style-name="L1">
        <text:list-item>
          <text:p text:style-name="P1">First Entry. <text:span text:style-name="T1">This is a really long entry. It spans multiple lines. Very long. So tall. Can you believe how many words are here?</text:span></text:p>
        </text:list-item>
        <text:list-item>
          <text:p text:style-name="P1">Second Entry. <text:span text:style-name="T1">This is an even longer entry! This one spans three lines. Ha, and you thought the last guy was verbose. Wait until I tell you a story my great-great grandfather once told me. Four score and seven years ago...</text:span></text:p>
        </text:list-item>
        <text:list-item>
          <text:p text:style-name="P1">Third Entry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1T20:18:21.289343351</meta:creation-date>
    <dc:date>2020-07-06T15:25:55.774494497</dc:date>
    <meta:editing-duration>PT4M13S</meta:editing-duration>
    <meta:editing-cycles>7</meta:editing-cycles>
    <meta:generator>LibreOffice/6.3.6.2$Linux_X86_64 LibreOffice_project/30$Build-2</meta:generator>
    <meta:document-statistic meta:table-count="0" meta:image-count="0" meta:object-count="0" meta:page-count="1" meta:paragraph-count="3" meta:word-count="70" meta:character-count="367" meta:non-whitespace-character-count="303"/>
  </office:meta>
</office:document-meta>
</file>